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fe56" officeooo:paragraph-rsid="0016fe56"/>
    </style:style>
    <style:style style:name="P2" style:family="paragraph" style:parent-style-name="Standard">
      <style:text-properties style:text-underline-style="solid" style:text-underline-width="auto" style:text-underline-color="font-color" officeooo:rsid="0016fe56" officeooo:paragraph-rsid="0016fe56"/>
    </style:style>
    <style:style style:name="P3" style:family="paragraph" style:parent-style-name="Standard">
      <style:text-properties style:text-underline-style="solid" style:text-underline-width="auto" style:text-underline-color="font-color" officeooo:rsid="00177185" officeooo:paragraph-rsid="00177185"/>
    </style:style>
    <style:style style:name="P4" style:family="paragraph" style:parent-style-name="Standard">
      <style:text-properties style:text-underline-style="none" officeooo:rsid="0016fe56" officeooo:paragraph-rsid="0016fe56"/>
    </style:style>
    <style:style style:name="P5" style:family="paragraph" style:parent-style-name="Standard">
      <style:text-properties style:text-underline-style="none" officeooo:rsid="00177185" officeooo:paragraph-rsid="00177185"/>
    </style:style>
    <style:style style:name="P6" style:family="paragraph" style:parent-style-name="Standard" style:list-style-name="L1">
      <style:text-properties style:text-underline-style="none" officeooo:rsid="00177185" officeooo:paragraph-rsid="00177185"/>
    </style:style>
    <style:style style:name="P7" style:family="paragraph" style:parent-style-name="Standard" style:list-style-name="L2">
      <style:text-properties style:text-underline-style="none" officeooo:rsid="00177185" officeooo:paragraph-rsid="00177185"/>
    </style:style>
    <style:style style:name="P8" style:family="paragraph" style:parent-style-name="Standard" style:list-style-name="L3">
      <style:text-properties style:text-underline-style="none" officeooo:rsid="00177185" officeooo:paragraph-rsid="00177185"/>
    </style:style>
    <style:style style:name="P9" style:family="paragraph" style:parent-style-name="Standard" style:list-style-name="L3">
      <style:text-properties style:text-underline-style="none" officeooo:rsid="0018a4e8" officeooo:paragraph-rsid="0018a4e8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linators: their ecology and Conservation </text:p>
      <text:p text:style-name="P1"/>
      <text:p text:style-name="P1">President of the British Ecological Society – Jane Memmot</text:p>
      <text:p text:style-name="P1"/>
      <text:p text:style-name="P2">How I came to work on pollinators</text:p>
      <text:p text:style-name="P3"><text:span text:style-name="T1">Inspired by a 1996 paper on generalisation in pollinator systems</text:span></text:p>
      <text:p text:style-name="P3"><text:span text:style-name="T1">Wrote an ideas paper in ecology letters</text:span></text:p>
      <text:p text:style-name="P3"><text:span text:style-name="T1">Got a grant at bristol on creating plant pollinator food webs</text:span></text:p>
      <text:p text:style-name="P2"/>
      <text:p text:style-name="P2">Urban aliens: Himalayan Balsam </text:p>
      <text:p text:style-name="P5">Restoration pollinators </text:p>
      <text:list xml:id="list3221871891" text:style-name="L1">
        <text:list-item>
          <text:p text:style-name="P6">¼ of European heath is found in Britain </text:p>
        </text:list-item>
        <text:list-item>
          <text:p text:style-name="P6">&gt;80% of Dorset heaths lost since 1800s </text:p>
        </text:list-item>
        <text:list-item>
          <text:p text:style-name="P6">Looked at parasites, pathogens, and parasitoids, pollinators, and flowering plants </text:p>
        </text:list-item>
        <text:list-item>
          <text:p text:style-name="P6">Results</text:p>
          <text:list>
            <text:list-item>
              <text:p text:style-name="P6">Networks from 6 ancient sites and 6 restored sites </text:p>
            </text:list-item>
            <text:list-item>
              <text:p text:style-name="P6">11 years after restoration from forestry </text:p>
            </text:list-item>
            <text:list-item>
              <text:p text:style-name="P6">Plants restored</text:p>
            </text:list-item>
            <text:list-item>
              <text:p text:style-name="P6">Interactions with pollinators restored</text:p>
            </text:list-item>
            <text:list-item>
              <text:p text:style-name="P6">8 out of 9 parasite species restored (missing conopids)</text:p>
            </text:list-item>
            <text:list-item>
              <text:p text:style-name="P6">Parasties, parasitoids and pathogens – last to arrive – good indication of restoration success </text:p>
            </text:list-item>
          </text:list>
        </text:list-item>
      </text:list>
      <text:p text:style-name="P5">Himalayan Balsam</text:p>
      <text:list xml:id="list249604829" text:style-name="L2">
        <text:list-item>
          <text:p text:style-name="P7">Inspired by Chittka &amp; Shurkens work on indirect effects of alien plant species on other plant species</text:p>
        </text:list-item>
        <text:list-item>
          <text:p text:style-name="P7">Replicate networks in a field experiment</text:p>
          <text:list>
            <text:list-item>
              <text:p text:style-name="P7">4 control plots, 4 experimental plots with balsam flower heads removed each week </text:p>
            </text:list-item>
            <text:list-item>
              <text:p text:style-name="P7">8 network interactions = raw data </text:p>
            </text:list-item>
          </text:list>
        </text:list-item>
        <text:list-item>
          <text:p text:style-name="P7">Results </text:p>
          <text:list>
            <text:list-item>
              <text:p text:style-name="P7">When balsam is present greater pollinator abundance, more pollinator species, more visits from pollinators</text:p>
            </text:list-item>
          </text:list>
        </text:list-item>
        <text:list-item>
          <text:p text:style-name="P7">Examined pollen removed from insects</text:p>
          <text:list>
            <text:list-item>
              <text:p text:style-name="P7">Pollen on insects is &gt;95% balsam in plots with balsam </text:p>
            </text:list-item>
            <text:list-item>
              <text:p text:style-name="P7">Seed set of natives could be reduced by stigmal clogging </text:p>
            </text:list-item>
            <text:list-item>
              <text:p text:style-name="P7">Later project found stigmal clogging does not happen </text:p>
            </text:list-item>
          </text:list>
        </text:list-item>
      </text:list>
      <text:p text:style-name="P2"/>
      <text:p text:style-name="P2">The Urban Pollinators Project </text:p>
      <text:p text:style-name="P5">Consortium project between Bristol, Leeds, Reading, and Edinburgh </text:p>
      <text:list xml:id="list3420140100" text:style-name="L3">
        <text:list-item>
          <text:p text:style-name="P8">£1.3M Insect Pollinator Initiative</text:p>
        </text:list-item>
        <text:list-item>
          <text:p text:style-name="P8">Three questions </text:p>
          <text:list>
            <text:list-item>
              <text:p text:style-name="P8">Where is the pollinator biodiversity in the UK- urban, farmland or nature reserve?</text:p>
            </text:list-item>
            <text:list-item>
              <text:p text:style-name="P8">Where are the hotspots of pollinator biodiversity in cities?</text:p>
            </text:list-item>
            <text:list-item>
              <text:p text:style-name="P8">What can we do to improve pollinator biodiversity and abundance in urban habitats?</text:p>
            </text:list-item>
          </text:list>
        </text:list-item>
        <text:list-item>
          <text:p text:style-name="P9">1km2 plot in 12 cities, 12 farms, and 12 nature reserves</text:p>
        </text:list-item>
        <text:list-item>
          <text:p text:style-name="P9">Key result: Siginifcantly more bee species in cities than surrounding farmland</text:p>
        </text:list-item>
        <text:list-item>
          <text:p text:style-name="P9">Mixture of cemeteries, road verges, parks, railways, pavements, allotments etc in cities</text:p>
        </text:list-item>
        <text:list-item>
          <text:p text:style-name="P9">Sampling effort </text:p>
          <text:list>
            <text:list-item>
              <text:p text:style-name="P9">390 species of flower visitors </text:p>
            </text:list-item>
            <text:list-item>
              <text:p text:style-name="P9">641 plant taxa </text:p>
            </text:list-item>
            <text:list-item>
              <text:p text:style-name="P9">427191 floral units counted </text:p>
            </text:list-item>
            <text:list-item>
              <text:p text:style-name="P9">360 local plant-polliantor interactions </text:p>
            </text:list-item>
            <text:list-item>
              <text:p text:style-name="P9">Peak number of pollinators in allotments and gardens </text:p>
            </text:list-item>
          </text:list>
        </text:list-item>
        <text:list-item>
          <text:p text:style-name="P9"><text:soft-page-break/>Opportunity mapping for conservation measures</text:p>
          <text:list>
            <text:list-item>
              <text:p text:style-name="P9">Pollinator abundance per m2 x land use area in each city = where the pollinators are found in each city</text:p>
            </text:list-item>
            <text:list-item>
              <text:p text:style-name="P9">Small area in allotments but lots of pollinators </text:p>
            </text:list-item>
            <text:list-item>
              <text:p text:style-name="P9">Opportunities in parks and green spaces </text:p>
            </text:list-item>
          </text:list>
        </text:list-item>
        <text:list-item>
          <text:p text:style-name="P9">How do we make cities better for pollinators?</text:p>
          <text:list>
            <text:list-item>
              <text:p text:style-name="P9">Increase the quantity and/or the quality of <text:s/>habitats</text:p>
            </text:list-item>
            <text:list-item>
              <text:p text:style-name="P9">Response variable – city wide robustness </text:p>
            </text:list-item>
            <text:list-item>
              <text:p text:style-name="P9">Network property (90 networks per city) </text:p>
            </text:list-item>
            <text:list-item>
              <text:p text:style-name="P9">Community robustness to species loss in increasingly recognised as an important goal in restoration ecology </text:p>
            </text:list-item>
          </text:list>
        </text:list-item>
        <text:list-item>
          <text:p text:style-name="P9">Allotments have a disproportionately positive effect on robustness (&lt;1% of the area of each city)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8:05:03.948795286</meta:creation-date>
    <meta:editing-duration>PT2M29S</meta:editing-duration>
    <meta:editing-cycles>3</meta:editing-cycles>
    <meta:generator>LibreOffice/6.0.7.3$Linux_X86_64 LibreOffice_project/00m0$Build-3</meta:generator>
    <dc:date>2020-04-23T08:31:38.742968527</dc:date>
    <meta:document-statistic meta:table-count="0" meta:image-count="0" meta:object-count="0" meta:page-count="2" meta:paragraph-count="55" meta:word-count="467" meta:character-count="2844" meta:non-whitespace-character-count="2441"/>
  </office:meta>
</office:document-meta>
</file>